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708in" fo:margin-left="-0.075in" table:align="left" style:writing-mode="lr-tb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5.0201in"/>
    </style:style>
    <style:style style:name="Table1.C" style:family="table-column">
      <style:table-column-properties style:column-width="1.0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A4" style:family="table-cell" style:data-style-name="N100">
      <style:table-cell-properties fo:padding-left="0.075in" fo:padding-right="0.075in" fo:padding-top="0in" fo:padding-bottom="0in" fo:border="0.5pt solid #00000a"/>
    </style:style>
    <style:style style:name="Table1.A5" style:family="table-cell" style:data-style-name="N100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</style:style>
    <style:style style:name="P2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language="ru" fo:country="RU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language="ru" fo:country="RU" officeooo:paragraph-rsid="001c3cca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font-weight="bold" style:font-weight-asian="bold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language="en" fo:country="US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rsid="001c3cca" officeooo:paragraph-rsid="001c3cca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rsid="001c050d" officeooo:paragraph-rsid="001c3cca"/>
    </style:style>
    <style:style style:name="P10" style:family="paragraph" style:parent-style-name="Standard">
      <style:paragraph-properties fo:margin-top="0.1665in" fo:margin-bottom="0.1665in" style:contextual-spacing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 style:master-page-name="Standard">
      <style:paragraph-properties fo:margin-top="0in" fo:margin-bottom="0.1665in" style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2" style:family="paragraph" style:parent-style-name="List_20_Paragraph" style:list-style-name="WWNum5">
      <style:paragraph-properties fo:margin-top="0.1665in" fo:margin-bottom="0.1665in" style:contextual-spacing="false"/>
      <style:text-properties fo:font-size="12pt" style:font-size-asian="12pt" style:font-size-complex="12pt"/>
    </style:style>
    <style:style style:name="P13" style:family="paragraph" style:parent-style-name="List_20_Paragraph" style:list-style-name="WWNum5">
      <style:paragraph-properties fo:margin-top="0in" fo:margin-bottom="0in" style:contextual-spacing="false"/>
      <style:text-properties fo:font-size="12pt" style:font-size-asian="12pt" style:font-size-complex="12pt"/>
    </style:style>
    <style:style style:name="P14" style:family="paragraph" style:parent-style-name="List_20_Paragraph" style:list-style-name="WWNum1">
      <style:paragraph-properties fo:margin-top="0in" fo:margin-bottom="0in" style:contextual-spacing="false"/>
      <style:text-properties fo:font-size="12pt" style:font-size-asian="12pt" style:font-size-complex="12pt"/>
    </style:style>
    <style:style style:name="P15" style:family="paragraph" style:parent-style-name="List_20_Paragraph" style:list-style-name="WWNum1">
      <style:paragraph-properties fo:margin-top="0in" fo:margin-bottom="0in" style:contextual-spacing="false"/>
      <style:text-properties fo:font-size="12pt" officeooo:rsid="0018c0a3" officeooo:paragraph-rsid="0018c0a3" style:font-size-asian="12pt" style:font-size-complex="12pt"/>
    </style:style>
    <style:style style:name="P16" style:family="paragraph" style:parent-style-name="List_20_Paragraph" style:list-style-name="WWNum5">
      <style:paragraph-properties fo:margin-top="0in" fo:margin-bottom="0in" style:contextual-spacing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7" style:family="paragraph" style:parent-style-name="List_20_Paragraph" style:list-style-name="WWNum1">
      <style:paragraph-properties fo:margin-top="0in" fo:margin-bottom="0in" style:contextual-spacing="false"/>
      <style:text-properties fo:font-size="12pt" fo:language="en" fo:country="US" style:font-size-asian="12pt" style:font-size-complex="12pt"/>
    </style:style>
    <style:style style:name="P18" style:family="paragraph" style:parent-style-name="List_20_Paragraph" style:list-style-name="WWNum5">
      <style:paragraph-properties fo:margin-top="0in" fo:margin-bottom="0in" style:contextual-spacing="false"/>
    </style:style>
    <style:style style:name="P19" style:family="paragraph" style:parent-style-name="List_20_Paragraph" style:list-style-name="WWNum1">
      <style:paragraph-properties fo:margin-top="0in" fo:margin-bottom="0in" style:contextual-spacing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language="en" fo:country="US" fo:font-weight="bold" style:font-size-asian="12pt" style:font-weight-asian="bold" style:font-size-complex="12pt"/>
    </style:style>
    <style:style style:name="T5" style:family="text">
      <style:text-properties style:font-size-complex="12pt"/>
    </style:style>
    <style:style style:name="T6" style:family="text">
      <style:text-properties fo:language="en" fo:country="US"/>
    </style:style>
    <style:style style:name="T7" style:family="text">
      <style:text-properties fo:color="#000000" style:font-size-complex="12pt"/>
    </style:style>
    <style:style style:name="T8" style:family="text">
      <style:text-properties fo:color="#000000" fo:language="en" fo:country="US" style:font-size-complex="12pt"/>
    </style:style>
    <style:style style:name="T9" style:family="text">
      <style:text-properties officeooo:rsid="0018c0a3"/>
    </style:style>
    <style:style style:name="T10" style:family="text">
      <style:text-properties officeooo:rsid="001a8f52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План индивидуального развития младшего тестировщика <text:span text:style-name="T10">Семочкина Александра</text:span>.</text:p>
      <text:p text:style-name="P10">Основные рабочие активности и практические навыки до 3<text:span text:style-name="T10">1</text:span>.<text:span text:style-name="T9">12</text:span>.2016:</text:p>
      <text:list xml:id="list3680916501122875622" text:style-name="WWNum5">
        <text:list-item>
          <text:p text:style-name="P12">Выполнение работ по <text:span text:style-name="T10">ручному </text:span>тестированию, в рамках проектов компании.</text:p>
          <text:list>
            <text:list-item>
              <text:p text:style-name="P13">Подготовка данных для тестирования</text:p>
            </text:list-item>
            <text:list-item>
              <text:p text:style-name="P18"><text:span text:style-name="T1">Ручное тестирование </text:span><text:span text:style-name="T3">web-</text:span><text:span text:style-name="T1">приложений</text:span></text:p>
            </text:list-item>
            <text:list-item>
              <text:p text:style-name="P18"><text:span text:style-name="T1">Ручное тестирование </text:span><text:span text:style-name="T3">desktop-</text:span><text:span text:style-name="T1">приложений</text:span></text:p>
            </text:list-item>
            <text:list-item>
              <text:p text:style-name="P13">Ручное тестирование приложений для мобильных платформ.</text:p>
            </text:list-item>
          </text:list>
        </text:list-item>
        <text:list-item>
          <text:p text:style-name="P12">Выполнение работ по тест-дизайн</text:p>
          <text:list>
            <text:list-item>
              <text:p text:style-name="P13">Определение и обоснование требуемых данных для тестирования.</text:p>
            </text:list-item>
            <text:list-item>
              <text:p text:style-name="P13">Определение и разработка тестовых сценариев, <text:span text:style-name="T9">на тех проектах, где ведется полная тестовая документация.</text:span></text:p>
            </text:list-item>
            <text:list-item>
              <text:p text:style-name="P13">Разработка чек - листов тестирования, на тех проектах, где чек лист принят как тестовый артефакт.</text:p>
            </text:list-item>
            <text:list-item>
              <text:p text:style-name="P13">Следование стандартам предприятия по разработке и управлению тестовой документацией, соблюдение правил и соглашений по работе с тестовой документацией принятых на проекте.</text:p>
            </text:list-item>
            <text:list-item>
              <text:p text:style-name="P16">Использование инструмента управления тестовой документацией, принятого на проекте.</text:p>
            </text:list-item>
            <text:list-item>
              <text:p text:style-name="P16">Обновление тестовой документации, после валидации исправленного несоответствия.</text:p>
            </text:list-item>
          </text:list>
        </text:list-item>
      </text:list>
      <text:p text:style-name="P2">Теоретические знания <text:span text:style-name="T10">и практические навыки</text:span>, помимо перечисленных в ДИ-28-2016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№</text:p>
          </table:table-cell>
          <table:table-cell table:style-name="Table1.A1" office:value-type="string">
            <text:p text:style-name="P6">Знание</text:p>
          </table:table-cell>
          <table:table-cell table:style-name="Table1.A1" office:value-type="string">
            <text:p text:style-name="P6">Срок</text:p>
          </table:table-cell>
        </table:table-row>
        <table:table-row table:style-name="Table1.1">
          <table:table-cell table:style-name="Table1.A1" office:value-type="string">
            <text:p text:style-name="P3">1.</text:p>
          </table:table-cell>
          <table:table-cell table:style-name="Table1.A1" office:value-type="string">
            <text:p text:style-name="P3">Знание теоретических основ тестирования приложений, согласно <text:span text:style-name="T6">ISTQB</text:span> <text:span text:style-name="T6">foundation</text:span> <text:span text:style-name="T6">level</text:span>.</text:p>
          </table:table-cell>
          <table:table-cell table:style-name="Table1.A1" office:value-type="string">
            <text:p text:style-name="P7"><text:span text:style-name="T10">30</text:span>/<text:span text:style-name="T10">11/</text:span>16</text:p>
          </table:table-cell>
        </table:table-row>
        <table:table-row table:style-name="Table1.1">
          <table:table-cell table:style-name="Table1.A1" office:value-type="string">
            <text:p text:style-name="P7">2.</text:p>
          </table:table-cell>
          <table:table-cell table:style-name="Table1.A1" office:value-type="string">
            <text:p text:style-name="P3"><text:span text:style-name="T7">Знание основных элементов архитектуры web-приложений. Знание структуры HTTP протокола.</text:span><text:span text:style-name="T5"> Знание способов у</text:span><text:span text:style-name="T7">правления передачей контента. </text:span><text:span text:style-name="T5">Знание основных подходов в тестировании web приложений, desktop приложений и приложений для мобильных платформ.</text:span></text:p>
          </table:table-cell>
          <table:table-cell table:style-name="Table1.A1" office:value-type="string">
            <text:p text:style-name="P4">30/<text:span text:style-name="T10">11/</text:span>16</text:p>
          </table:table-cell>
        </table:table-row>
        <table:table-row table:style-name="Table1.1">
          <table:table-cell table:style-name="Table1.A4" office:value-type="float" office:value="42493">
            <text:p text:style-name="P3">3.</text:p>
          </table:table-cell>
          <table:table-cell table:style-name="Table1.A1" office:value-type="string">
            <text:p text:style-name="P3">Знание и умение пользоваться основными и продвинутыми техниками <text:s/>тест-дизайн.</text:p>
          </table:table-cell>
          <table:table-cell table:style-name="Table1.A1" office:value-type="string">
            <text:p text:style-name="P4">3<text:span text:style-name="T10">0/11</text:span>/16</text:p>
          </table:table-cell>
        </table:table-row>
        <table:table-row table:style-name="Table1.1">
          <table:table-cell table:style-name="Table1.A5" office:value-type="float" office:value="0">
            <text:p text:style-name="P8">4.</text:p>
          </table:table-cell>
          <table:table-cell table:style-name="Table1.B5" office:value-type="string">
            <text:p text:style-name="P9">Знание Apache jmeter. Умение использования jmeter для написания простых функциональных тестов.</text:p>
          </table:table-cell>
          <table:table-cell table:style-name="Table1.C5" office:value-type="string">
            <text:p text:style-name="P5"><text:span text:style-name="T10">31</text:span>/1<text:span text:style-name="T10">2</text:span>/16</text:p>
          </table:table-cell>
        </table:table-row>
        <table:table-row table:style-name="Table1.1">
          <table:table-cell table:style-name="Table1.A1" office:value-type="string">
            <text:p text:style-name="P3"><text:span text:style-name="T6">5</text:span>. </text:p>
          </table:table-cell>
          <table:table-cell table:style-name="Table1.A1" office:value-type="string">
            <text:p text:style-name="P3"><text:span text:style-name="T10">Пройти первые 4 занятия курса Java для тестировщиков.</text:span></text:p>
          </table:table-cell>
          <table:table-cell table:style-name="Table1.A1" office:value-type="string">
            <text:p text:style-name="P4"><text:span text:style-name="T10">31</text:span>/1<text:span text:style-name="T10">2</text:span>/16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6">6</text:span>.</text:p>
          </table:table-cell>
          <table:table-cell table:style-name="Table1.A1" office:value-type="string">
            <text:p text:style-name="P3"><text:span text:style-name="T7">Знание что такое удобство использования приложения (usability). Знание основных критериев usability. Знание основных понятий и характеристик пользовательского интерфейса. </text:span><text:span text:style-name="T8">Знание принципов удобства использования приложений для мобильных платформ, знание специфики различных мобильных платформ.</text:span></text:p>
          </table:table-cell>
          <table:table-cell table:style-name="Table1.A1" office:value-type="string">
            <text:p text:style-name="P4"><text:span text:style-name="T10">31</text:span>/<text:span text:style-name="T10">12</text:span>/16</text:p>
          </table:table-cell>
        </table:table-row>
      </table:table>
      <text:p text:style-name="P1"><text:span text:style-name="T2">Рекомендуемая литература (загружена в </text:span><text:span text:style-name="T4">Wiki</text:span><text:span text:style-name="T2"> проекта управления качеством):</text:span></text:p>
      <text:list xml:id="list1983394020478725405" text:style-name="WWNum1">
        <text:list-item>
          <text:p text:style-name="P14">Канер, Фолк. Тестирование программного обеспечения.</text:p>
        </text:list-item>
        <text:list-item>
          <text:p text:style-name="P17">Lee Copeland. Practitioner’s guide to software test design.</text:p>
        </text:list-item>
        <text:list-item>
          <text:p text:style-name="P19"><text:span text:style-name="T1">Стандарт </text:span><text:span text:style-name="T3">RFC 2</text:span><text:span text:style-name="T1">6</text:span><text:span text:style-name="T3">16. HTTP </text:span><text:span text:style-name="T1">протокол.</text:span></text:p>
        </text:list-item>
        <text:list-item>
          <text:p text:style-name="P15">ISTQB foundation level syllabus 2011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193in" fo:margin-bottom="0.0693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editing-cycles>15</meta:editing-cycles>
    <meta:creation-date>2016-02-08T13:28:00</meta:creation-date>
    <dc:date>2016-10-26T11:38:24.464336443</dc:date>
    <meta:editing-duration>PT2H21M46S</meta:editing-duration>
    <meta:generator>LibreOffice/4.2.8.2$Linux_X86_64 LibreOffice_project/420m0$Build-2</meta:generator>
    <meta:document-statistic meta:table-count="1" meta:image-count="0" meta:object-count="0" meta:page-count="2" meta:paragraph-count="41" meta:word-count="282" meta:character-count="2268" meta:non-whitespace-character-count="2041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